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A0000011C359304EA72FE5C0C.png" manifest:media-type="image/png"/>
  <manifest:file-entry manifest:full-path="Pictures/1000020100000310000001C6DD161923420596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fluenceInstalledFont" svg:font-family="ConfluenceInstalledFont, monospace"/>
    <style:font-face style:name="Consolas" svg:font-family="Consolas, 'Bitstream Vera Sans Mono', 'Courier New', Courier, monospace"/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25in" style:type="center"/>
          <style:tab-stop style:position="6.9252in" style:type="right"/>
        </style:tab-stops>
      </style:paragraph-properties>
    </style:style>
    <style:style style:name="P2" style:family="paragraph" style:parent-style-name="Standard">
      <style:text-properties officeooo:rsid="009c8106" officeooo:paragraph-rsid="009c8106"/>
    </style:style>
    <style:style style:name="P3" style:family="paragraph" style:parent-style-name="Standard" style:list-style-name="L4">
      <style:text-properties officeooo:rsid="009c8106" officeooo:paragraph-rsid="009d6bf6"/>
    </style:style>
    <style:style style:name="P4" style:family="paragraph" style:parent-style-name="Standard" style:list-style-name="L4">
      <style:text-properties officeooo:rsid="009d6bf6" officeooo:paragraph-rsid="009d6bf6"/>
    </style:style>
    <style:style style:name="P5" style:family="paragraph" style:parent-style-name="Standard">
      <style:text-properties officeooo:rsid="009d6bf6" officeooo:paragraph-rsid="009d6bf6"/>
    </style:style>
    <style:style style:name="P6" style:family="paragraph" style:parent-style-name="Standard">
      <style:text-properties officeooo:rsid="00a3ea4a" officeooo:paragraph-rsid="00a3ea4a"/>
    </style:style>
    <style:style style:name="P7" style:family="paragraph" style:parent-style-name="Standard">
      <style:text-properties officeooo:rsid="00b7df61" officeooo:paragraph-rsid="00b7df61"/>
    </style:style>
    <style:style style:name="P8" style:family="paragraph" style:parent-style-name="Text_20_body" style:list-style-name="L3">
      <style:text-properties officeooo:rsid="009931c3" officeooo:paragraph-rsid="009d6bf6"/>
    </style:style>
    <style:style style:name="P9" style:family="paragraph" style:parent-style-name="Text_20_body">
      <style:text-properties officeooo:rsid="009931c3" officeooo:paragraph-rsid="00b0e799"/>
    </style:style>
    <style:style style:name="P10" style:family="paragraph" style:parent-style-name="Text_20_body">
      <style:text-properties officeooo:rsid="009931c3" officeooo:paragraph-rsid="00b0e97f"/>
    </style:style>
    <style:style style:name="P11" style:family="paragraph" style:parent-style-name="Text_20_body">
      <style:text-properties officeooo:paragraph-rsid="009931c3"/>
    </style:style>
    <style:style style:name="P12" style:family="paragraph" style:parent-style-name="Text_20_body" style:list-style-name="L3">
      <style:text-properties officeooo:paragraph-rsid="009d6bf6"/>
    </style:style>
    <style:style style:name="P13" style:family="paragraph" style:parent-style-name="Text_20_body">
      <style:text-properties officeooo:rsid="009c8106" officeooo:paragraph-rsid="009c8106"/>
    </style:style>
    <style:style style:name="P14" style:family="paragraph" style:parent-style-name="Text_20_body">
      <style:text-properties officeooo:rsid="009d6bf6" officeooo:paragraph-rsid="009d6bf6"/>
    </style:style>
    <style:style style:name="P15" style:family="paragraph" style:parent-style-name="Text_20_body" style:list-style-name="L3">
      <style:text-properties officeooo:rsid="009d6bf6" officeooo:paragraph-rsid="009d6bf6"/>
    </style:style>
    <style:style style:name="P16" style:family="paragraph" style:parent-style-name="Text_20_body" style:list-style-name="L5">
      <style:text-properties officeooo:rsid="009f440e" officeooo:paragraph-rsid="009f440e"/>
    </style:style>
    <style:style style:name="P17" style:family="paragraph" style:parent-style-name="Text_20_body">
      <style:text-properties officeooo:rsid="00a228dc" officeooo:paragraph-rsid="00a228dc"/>
    </style:style>
    <style:style style:name="P18" style:family="paragraph" style:parent-style-name="Text_20_body">
      <style:text-properties officeooo:paragraph-rsid="00a3ea4a"/>
    </style:style>
    <style:style style:name="P19" style:family="paragraph" style:parent-style-name="Text_20_body" style:list-style-name="L6">
      <style:text-properties officeooo:paragraph-rsid="00a3ea4a"/>
    </style:style>
    <style:style style:name="P20" style:family="paragraph" style:parent-style-name="Text_20_body" style:list-style-name="L6">
      <style:text-properties officeooo:paragraph-rsid="00a57b7e"/>
    </style:style>
    <style:style style:name="P21" style:family="paragraph" style:parent-style-name="Text_20_body">
      <style:text-properties officeooo:rsid="00a4acb0" officeooo:paragraph-rsid="00a4acb0"/>
    </style:style>
    <style:style style:name="P22" style:family="paragraph" style:parent-style-name="Text_20_body" style:list-style-name="L3">
      <style:text-properties officeooo:rsid="00ad0620" officeooo:paragraph-rsid="00ad0620"/>
    </style:style>
    <style:style style:name="P23" style:family="paragraph" style:parent-style-name="Text_20_body" style:list-style-name="L3">
      <style:text-properties officeooo:rsid="00ad0620" officeooo:paragraph-rsid="00ae2417"/>
    </style:style>
    <style:style style:name="P24" style:family="paragraph" style:parent-style-name="Text_20_body" style:list-style-name="L5">
      <style:text-properties officeooo:rsid="00b041c5" officeooo:paragraph-rsid="00b041c5"/>
    </style:style>
    <style:style style:name="P25" style:family="paragraph" style:parent-style-name="Title">
      <style:text-properties officeooo:rsid="009931c3" officeooo:paragraph-rsid="009931c3"/>
    </style:style>
    <style:style style:name="P26" style:family="paragraph" style:parent-style-name="Heading_20_1">
      <style:text-properties officeooo:rsid="009931c3" officeooo:paragraph-rsid="009931c3"/>
    </style:style>
    <style:style style:name="P27" style:family="paragraph" style:parent-style-name="Heading_20_1">
      <style:text-properties officeooo:rsid="009c8106" officeooo:paragraph-rsid="009c8106"/>
    </style:style>
    <style:style style:name="P28" style:family="paragraph" style:parent-style-name="Heading_20_1">
      <style:text-properties officeooo:paragraph-rsid="009d6bf6"/>
    </style:style>
    <style:style style:name="P29" style:family="paragraph" style:parent-style-name="Hint">
      <style:paragraph-properties fo:margin-left="0in" fo:margin-right="0in" fo:text-indent="0in" style:auto-text-indent="false"/>
    </style:style>
    <style:style style:name="P30" style:family="paragraph" style:parent-style-name="Hint">
      <style:paragraph-properties fo:margin-left="0in" fo:margin-right="0in" fo:text-indent="0in" style:auto-text-indent="false"/>
      <style:text-properties officeooo:paragraph-rsid="00a8e95c"/>
    </style:style>
    <style:style style:name="P31" style:family="paragraph" style:parent-style-name="Hint">
      <style:paragraph-properties fo:margin-left="0in" fo:margin-right="0in" fo:text-indent="0in" style:auto-text-indent="false"/>
      <style:text-properties officeooo:paragraph-rsid="00aa8dd4"/>
    </style:style>
    <style:style style:name="P32" style:family="paragraph" style:parent-style-name="Obrázek">
      <style:paragraph-properties fo:text-align="center" style:justify-single-word="false"/>
    </style:style>
    <style:style style:name="P3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9931c3"/>
    </style:style>
    <style:style style:name="T3" style:family="text">
      <style:text-properties fo:font-variant="normal" fo:text-transform="none" fo:color="#333333" style:font-name="monospace" fo:font-size="10.5pt" fo:letter-spacing="normal" fo:font-style="normal" fo:font-weight="normal" officeooo:rsid="009c8106"/>
    </style:style>
    <style:style style:name="T4" style:family="text">
      <style:text-properties fo:font-variant="normal" fo:text-transform="none" fo:color="#333333" style:font-name="monospace" fo:font-size="10.5pt" fo:letter-spacing="normal" fo:font-style="normal" fo:font-weight="normal" officeooo:rsid="00a8e95c"/>
    </style:style>
    <style:style style:name="T5" style:family="text">
      <style:text-properties fo:font-variant="normal" fo:text-transform="none" fo:color="#333333" style:font-name="monospace" fo:font-size="10.5pt" fo:letter-spacing="normal" fo:font-style="normal" fo:font-weight="normal" officeooo:rsid="00aa8dd4"/>
    </style:style>
    <style:style style:name="T6" style:family="text">
      <style:text-properties officeooo:rsid="009a88e7"/>
    </style:style>
    <style:style style:name="T7" style:family="text">
      <style:text-properties officeooo:rsid="009c8106"/>
    </style:style>
    <style:style style:name="T8" style:family="text">
      <style:text-properties officeooo:rsid="009d6bf6"/>
    </style:style>
    <style:style style:name="T9" style:family="text">
      <style:text-properties officeooo:rsid="009f440e"/>
    </style:style>
    <style:style style:name="T10" style:family="text">
      <style:text-properties officeooo:rsid="00a228dc"/>
    </style:style>
    <style:style style:name="T11" style:family="text">
      <style:text-properties officeooo:rsid="00a3ea4a"/>
    </style:style>
    <style:style style:name="T12" style:family="text">
      <style:text-properties officeooo:rsid="00a57b7e"/>
    </style:style>
    <style:style style:name="T13" style:family="text">
      <style:text-properties officeooo:rsid="00a84f53"/>
    </style:style>
    <style:style style:name="T14" style:family="text">
      <style:text-properties officeooo:rsid="00ac2373"/>
    </style:style>
    <style:style style:name="T15" style:family="text">
      <style:text-properties officeooo:rsid="00b041c5"/>
    </style:style>
    <style:style style:name="T16" style:family="text">
      <style:text-properties officeooo:rsid="00b0988a"/>
    </style:style>
    <style:style style:name="T17" style:family="text">
      <style:text-properties officeooo:rsid="00b0e799"/>
    </style:style>
    <style:style style:name="T18" style:family="text">
      <style:text-properties officeooo:rsid="00b0e97f"/>
    </style:style>
    <style:style style:name="T19" style:family="text">
      <style:text-properties officeooo:rsid="00b52e83"/>
    </style:style>
    <style:style style:name="T20" style:family="text"/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p text:style-name="P25">OA Repo – Stav <text:span text:style-name="T10">uloženého objektu</text:span> a <text:span text:style-name="T10">práva na objekt</text:span></text:p>
      <text:p text:style-name="P2"/>
      <text:h text:style-name="P27" text:outline-level="1">Stav <text:span text:style-name="T10">uloženého objektu (resource)</text:span> v repozitáři</text:h>
      <text:p text:style-name="P13">Každý <text:span text:style-name="T10">objekt</text:span> v repozitáři má definovaný stav, který je uložen v<text:span text:style-name="T10">e</text:span> <text:span text:style-name="T10">vlastnosti (rdf property)</text:span> <text:span text:style-name="RDF"><office:annotation office:name="__Annotation__14_18041337063"><dc:creator>Mirek Simek</dc:creator><dc:date>2016-02-20T06:52:34.133958574</dc:date><text:list text:style-name=""><text:list-item><text:p text:style-name="P33"><text:span text:style-name="T21">TODO: zadefinovat namespace</text:span></text:p></text:list-item></text:list></office:annotation></text:span><text:span text:style-name="RDF">state</text:span><office:annotation-end office:name="__Annotation__14_18041337063"/><text:span text:style-name="RDF">:state</text:span>. <text:span text:style-name="T10">Objekt</text:span> může být v jednom okamžiku v několika stavech, <text:span text:style-name="T8">v tom případě je </text:span><text:span text:style-name="RDF"><text:span text:style-name="T8">state:state</text:span></text:span><text:span text:style-name="T8"> použita víckrát.</text:span></text:p>
      <text:p text:style-name="P13"/>
      <text:p text:style-name="P29"><text:span text:style-name="T1">Příklad:<text:line-break/></text:span></text:p>
      <text:p text:style-name="P30"><text:span text:style-name="T7">Stav objektu může například vyjadřovat stav schvalování publikování dat. Pokud schvalovací proces probíhá paralelně v několika větvích, stav v každé z nich je pak zachycen v jedné vazbě typu state:state.<text:line-break/></text:span><text:span text:style-name="Source_20_Text"><text:span text:style-name="T3"><text:line-break/></text:span></text:span><text:span text:style-name="Source_20_Text"><text:span text:style-name="T4">@prefix acl: &lt;http://www.w3.org/ns/auth/acl#&gt;.</text:span></text:span></text:p>
      <text:p text:style-name="P30"><text:span text:style-name="Source_20_Text"><text:span text:style-name="T4">@prefix state: &lt;...&gt;.</text:span></text:span></text:p>
      <text:p text:style-name="P30"><text:span text:style-name="Source_20_Text"><text:span text:style-name="T4">@prefix dc: &lt;http://purl.org/dc/elements/1.1/&gt;.</text:span></text:span></text:p>
      <text:p text:style-name="P30"><text:span text:style-name="Source_20_Text"><text:span text:style-name="T4"/></text:span></text:p>
      <text:p text:style-name="P30"><text:span text:style-name="Source_20_Text"><text:span text:style-name="T4">&lt;&gt; acl:accessControl &lt;/fcrepo/rest/acl&gt;;</text:span></text:span></text:p>
      <text:p text:style-name="P31"><text:span text:style-name="Source_20_Text"><text:span text:style-name="T4"><text:s text:c="3"/></text:span></text:span><text:span text:style-name="Source_20_Text"><text:span text:style-name="T5">state:stateControl </text:span></text:span><text:span text:style-name="Source_20_Text"><text:span text:style-name="T4">&lt;/fcrepo/rest/states</text:span></text:span><text:span text:style-name="Source_20_Text"><text:span text:style-name="T5">&gt;;</text:span></text:span></text:p>
      <text:p text:style-name="P30"><text:span text:style-name="Source_20_Text"><text:span text:style-name="T4"><text:s text:c="3"/>state:state &lt;/fcrepo/rest/states/wg1_approving&gt;,<text:line-break/> <text:s text:c="14"/>&lt;/fcrepo/rest/states/wg2_approving&gt;;</text:span></text:span></text:p>
      <text:p text:style-name="P31"><text:span text:style-name="Source_20_Text"><text:span text:style-name="T4"><text:s text:c="3"/>dc:title "Hello, World!".</text:span></text:span></text:p>
      <text:p text:style-name="P2"/>
      <text:p text:style-name="P2"><text:span text:style-name="T14">Vlastnost </text:span><text:span text:style-name="RDF"><text:span text:style-name="T14">state:stateControl</text:span></text:span><text:span text:style-name="T14"> odkazuje na kolekci stavů, kterými se objekt bude řídit. Je povoleno odkazovat na více kolekcí najednou. Vlastnost</text:span> <text:span text:style-name="RDF">state:state</text:span> ukazuje na <text:span text:style-name="T14">objekt</text:span> typu <text:span text:style-name="RDF">state:State</text:span>, který <text:span text:style-name="T14">vyjadřuje aktuální stav objektu.</text:span></text:p>
      <text:list xml:id="list5664657123381649028" text:style-name="L4">
        <text:list-item>
          <text:p text:style-name="P3">přístupová práva k <text:span text:style-name="T10">objektu</text:span>, který je v tomto stavu. V případě, kdy je <text:span text:style-name="T10">objekt</text:span> ve více stavech, aktuální přístupová práva jsou dána kombinací jednotlivých práv, viz <text:span text:style-name="T19">kapitolu </text:span><text:span text:style-name="T19"><text:bookmark-ref text:reference-format="number" text:ref-name="__RefHeading___Toc457_1804133706">7</text:bookmark-ref></text:span>.</text:p>
        </text:list-item>
        <text:list-item>
          <text:p text:style-name="P4">seznam možných přechodů z tohoto stavu do stavů následujících.</text:p>
        </text:list-item>
      </text:list>
      <text:p text:style-name="P5"/>
      <text:h text:style-name="P28" text:outline-level="1"><text:span text:style-name="T13">S</text:span>tav</text:h>
      <text:p text:style-name="P9">Stav je <text:span text:style-name="T6">objekt typu </text:span><text:span text:style-name="RDF"><text:span text:style-name="T6">state:State</text:span></text:span><text:span text:style-name="T6"> </text:span>uložený v repozitáři <text:span text:style-name="T16">v kontejneru obsahujícím stavy. Kontejner musí mít přiřazený typ </text:span><text:span text:style-name="RDF"><text:span text:style-name="T16">state:StateCollection.</text:span></text:span> <text:span text:style-name="T17">Kontejnerů může být v repozitáři více, objekt, který využívá kontroly stavů odkazuje na koleci stavů vlastností </text:span><text:span text:style-name="RDF"><text:span text:style-name="T17">state:stateControl</text:span></text:span><text:span text:style-name="T17">.</text:span> </text:p>
      <text:p text:style-name="P10"><text:span text:style-name="T16">Stav zamýšlen jako popis definice přístupových práv k objektu s tímto stavem (když je objekt ve stavu xy, definované seznam rolí mají práva na čtení a na zápis) a možných přechodů do dalších stavů. </text:span></text:p>
      <text:p text:style-name="P10"><text:soft-page-break/><text:span text:style-name="T18">Objekt typu </text:span><text:span text:style-name="RDF"><text:span text:style-name="T18">state:State</text:span></text:span><text:span text:style-name="T18"> obsahuje následující RDF vlastnosti:</text:span></text:p>
      <text:list xml:id="list7331827914711432710" text:style-name="L3">
        <text:list-item>
          <text:p text:style-name="P8"><text:span text:style-name="RDF">state:defaultAccessControl</text:span></text:p>
          <text:list>
            <text:list-item>
              <text:p text:style-name="P12"><text:span text:style-name="T2">implicitní ACL pro objekty s tímto stavem, odkaz na objekt typu </text:span><text:span text:style-name="RDF">acl:Authorization</text:span></text:p>
            </text:list-item>
          </text:list>
        </text:list-item>
        <text:list-item>
          <text:p text:style-name="P12"><text:span text:style-name="RDF"><text:span text:style-name="T6">state:allowedStateTransitions</text:span></text:span></text:p>
          <text:list>
            <text:list-item>
              <text:p text:style-name="P15">Pokud <text:span text:style-name="T6">je vlastnost použita, RDF předmětem vlastnosti je objekt typu state:Transition a definuje povolené změny stavu. Předmětem vlastnosti může být i odkaz na nadřazený kontejner (collection), v tom případě je expandován na všechny přechody obsažené v tomto kontejneru.</text:span></text:p>
            </text:list-item>
          </text:list>
        </text:list-item>
        <text:list-item>
          <text:p text:style-name="P22"><text:span text:style-name="RDF">state:prohibitedStateTransitions</text:span></text:p>
          <text:list>
            <text:list-item>
              <text:p text:style-name="P23">Pokud je vlastnost použita, <text:span text:style-name="T6">RDF předmětem vlastnosti je objekt typu state:Transition a definuje zakázané změny stavu. Předmětem vlastnosti může být i odkaz na nadřazený kontejner (collection), v tom případě je expandován na všechny přechody obsažené v tomto kontejneru.</text:span></text:p>
            </text:list-item>
          </text:list>
        </text:list-item>
      </text:list>
      <text:p text:style-name="P14"/>
      <text:h text:style-name="Heading_20_1" text:outline-level="1"><text:span text:style-name="T13">P</text:span>řechod mezi stavy</text:h>
      <text:p text:style-name="P14"><text:span text:style-name="T10">Objekt</text:span> typu<text:span text:style-name="T10"> </text:span><text:span text:style-name="RDF"><text:span text:style-name="T10">s</text:span></text:span><text:span text:style-name="RDF">tate:</text:span><text:span text:style-name="RDF"><text:span text:style-name="T15">T</text:span></text:span><text:span text:style-name="RDF">ransition</text:span> definuje<text:span text:style-name="T9"> </text:span>p<text:span text:style-name="T9">řechod mezi dvěma stavy a práva, kdo může přechod realizovat. Obsahuje následující vlastnosti:</text:span></text:p>
      <text:list xml:id="list6771937063411365299" text:style-name="L5">
        <text:list-item>
          <text:p text:style-name="P16"><text:span text:style-name="RDF">state:</text:span><text:span text:style-name="RDF"><text:span text:style-name="T10">targetState</text:span></text:span><text:span text:style-name="T10"> je cílovým stavem, na který je možno přejít. V definici přechodu není zdrojový stav, ten je daný stavem, na kterém jsou </text:span><text:span text:style-name="RDF"><text:span text:style-name="T10">state:allowedStateTransitions</text:span></text:span><text:span text:style-name="T10">.</text:span></text:p>
        </text:list-item>
        <text:list-item>
          <text:p text:style-name="P24"><draw:frame draw:style-name="fr2" draw:name="Frame2" text:anchor-type="paragraph" svg:x="0.0165in" svg:y="0.602in" svg:width="6.8925in" draw:z-index="2"><draw:text-box fo:min-height="3.2291in"><text:p text:style-name="P32"><draw:frame draw:style-name="fr4" draw:name="Image2" text:anchor-type="paragraph" svg:x="0.9917in" svg:y="0.2193in" svg:width="4.9091in" svg:height="2.8425in" style:rel-height="scale" draw:z-index="3"><draw:image xlink:href="Pictures/1000020100000310000001C6DD16192342059681.png" xlink:type="simple" xlink:show="embed" xlink:actuate="onLoad"/></draw:frame>Obrázek <text:sequence text:ref-name="refObrázek1" text:name="Obrázek" text:formula="ooow:Obrázek+1" style:num-format="1">1</text:sequence>: Napojení stavů na objekt a práva</text:p><text:p text:style-name="P32"/></draw:text-box></draw:frame><text:span text:style-name="RDF">acl:agent</text:span> nebo <text:span text:style-name="RDF">acl:agentClass</text:span> se seznamem rolí, kdo může objekt do cílového stavu posunout. Pokud ani jedna z vlastností není nastavena, změnu stavu může provést kdokoliv.</text:p>
        </text:list-item>
      </text:list>
      <text:h text:style-name="Heading_20_1" text:outline-level="1"><text:soft-page-break/>Dynamické definice stavů</text:h>
      <text:p text:style-name="P17">TODO</text:p>
      <text:h text:style-name="P26" text:outline-level="1">Nahrávání dat</text:h>
      <text:p text:style-name="Text_20_body">Každý <text:span text:style-name="T11">objekt</text:span> má po nahrání dat <text:span text:style-name="T11">implicitní </text:span>stav, který je uložen v property <text:span text:style-name="RDF">state:</text:span><text:span text:style-name="RDF"><text:span text:style-name="T11">state</text:span></text:span>. Stav nového <text:span text:style-name="T11">objektu</text:span> je určen <text:span text:style-name="T11">vlastností</text:span> <text:span text:style-name="RDF">state:defaultResourceState</text:span> na nadřazených <text:span text:style-name="T11">kontejnerech (collections). Prohledávání probíhá od nejbližšího rodiče až po kořen repozitáře a končí v okamžiku, kdy je nalezena tato vlastnost.</text:span> </text:p>
      <text:p text:style-name="P11"/>
      <text:h text:style-name="Heading_20_1" text:outline-level="1">Přístupová práva</text:h>
      <text:p text:style-name="P21">Fedora 4 definuje práva na objekt dle obr. <text:sequence-ref text:reference-format="value" text:ref-name="refObrázek0">2</text:sequence-ref>. Pokud není vlastnost <text:span text:style-name="RDF"><text:span text:style-name="T12">acl:</text:span></text:span><text:span text:style-name="RDF">accessControl</text:span> na objektu, prohledává se jeho rodič až do kořene repozitáře.</text:p>
      <text:p text:style-name="P21"/>
      <text:p text:style-name="P21"><draw:frame draw:style-name="fr1" draw:name="Frame1" text:anchor-type="paragraph" svg:width="3.5835in" draw:z-index="0"><draw:text-box fo:min-height="2.2291in"><text:p text:style-name="Obrázek"><draw:frame draw:style-name="fr3" draw:name="Image1" text:anchor-type="paragraph" svg:width="3.5835in" svg:height="2.1465in" draw:z-index="1"><draw:image xlink:href="Pictures/10000201000001DA0000011C359304EA72FE5C0C.png" xlink:type="simple" xlink:show="embed" xlink:actuate="onLoad"/></draw:frame>Obrázek <text:sequence text:ref-name="refObrázek0" text:name="Obrázek" text:formula="ooow:Obrázek+1" style:num-format="1">2</text:sequence>: WebAC ve Fedoře 4</text:p></draw:text-box></draw:frame></text:p>
      <text:p text:style-name="P18"><text:span text:style-name="T12">V okamžiku vytvoření nového objektu, případně při změně stavu objektu je prozkoumán přiřazený stav a nastaveno:</text:span></text:p>
      <text:list xml:id="list7951798428192879147" text:style-name="L6">
        <text:list-item>
          <text:p text:style-name="P19"><text:span text:style-name="T11">na vlastním objektu je nastavena vlastnost </text:span><text:span text:style-name="RDF"><text:span text:style-name="T2">acl:accessControl</text:span></text:span><text:span text:style-name="T2"> </text:span></text:p>
        </text:list-item>
        <text:list-item>
          <text:p text:style-name="P20"><text:span text:style-name="T12">je určena množina instancí </text:span><text:span text:style-name="RDF"><text:span text:style-name="T12">acl:Authorization</text:span></text:span><text:span text:style-name="T12">, které poskytují souhrnou definici práv pro aktuální množinu stavů. Pokud množina neexistuje, instance </text:span><text:span text:style-name="RDF"><text:span text:style-name="T12">acl:Authorization</text:span></text:span><text:span text:style-name="T12"> jsou vytvořeny. Na všech instancích </text:span><text:span text:style-name="RDF"><text:span text:style-name="T12">acl:Authorization </text:span></text:span><text:span text:style-name="T12">je přidána vlastnost </text:span><text:span text:style-name="RDF"><text:span text:style-name="T11">acl:accessTo</text:span></text:span><text:span text:style-name="T11"> s odkazem na nový objekt. </text:span></text:p>
        </text:list-item>
      </text:list>
      <text:p text:style-name="P6">Tato akce musí být vykonána atomicky při přidání objektu do repozitáře/změně jeho stavu.</text:p>
      <text:p text:style-name="Text_20_body"/>
      <text:h text:style-name="Heading_20_1" text:outline-level="1"><text:bookmark-start text:name="__RefHeading___Toc457_1804133706"/>Efektivní práva objektu ve více stavech<text:bookmark-end text:name="__RefHeading___Toc457_1804133706"/></text:h>
      <text:p text:style-name="P7">W3C Web Access Control WG nedefinuje, co se má stát pokud více <text:span text:style-name="RDF">acl:Authorization</text:span> objektů ukazuje na jeden objekt (resource). Fedora 4.5 tento scénář implementuje jako <office:annotation><dc:creator>Mirek Simek</dc:creator><dc:date>2016-02-21T10:27:17.448941238</dc:date><text:list text:style-name=""><text:list-item><text:p text:style-name="P33"><text:span text:style-name="T21">Beri, Michale, vyzkoušíte?</text:span></text:p></text:list-item></text:list></office:annotation>… . Aby bylo možno <text:soft-page-break/>realizovat paralelní schvalování/editaci, je nutno, aby má-li uživatel právo na editaci ve stavu A, aby měl právo na editaci i v případě, že je objekt zároveň ve stavech A i B. Z pohledu <text:span text:style-name="RDF">acl:Authorization</text:span> jde o logické OR práv. Pokud FCRepo4 interpretuje případ více <text:span text:style-name="RDF">acl:Authorization</text:span> jako OR, stačí přidat do instancí <text:span text:style-name="RDF">acl:Authorization</text:span> <text:span text:style-name="RDF">acl:accessTo</text:span> na objekty. Pokud FCRepo4 toto nepodporuje, bude nutno pro tento případ generovat nový <text:span text:style-name="RDF">acl:Authorization</text:span> s právy danými jako OR jednotlivých prá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fluenceInstalledFont" svg:font-family="ConfluenceInstalledFont, monospace"/>
    <style:font-face style:name="Consolas" svg:font-family="Consolas, 'Bitstream Vera Sans Mono', 'Courier New', Courier, monospace"/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style:page-number="auto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text-align="start" style:justify-single-word="false" fo:background-color="transparent" fo:padding="0.0201in" fo:border-left="none" fo:border-right="none" fo:border-top="none" fo:border-bottom="0.99pt solid #2185c5" style:shadow="none">
        <style:tab-stops/>
      </style:paragraph-properties>
      <style:text-properties fo:color="#3e454c" fo:font-size="25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1665in" fo:margin-bottom="0.0835in" loext:contextual-spacing="false" style:page-number="auto" fo:background-color="transparent" style:shadow="none">
        <style:tab-stops/>
      </style:paragraph-properties>
      <style:text-properties fo:color="#2185c5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2594da" fo:font-size="15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2594da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 style:shadow="none"/>
      <style:text-properties fo:color="#2594da" fo:font-size="13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color="#2594da" fo:font-size="12pt" fo:font-weight="bold" style:font-size-asian="85%" style:font-weight-asian="bold" style:font-size-complex="85%" style:font-weight-complex="600"/>
    </style:style>
    <style:style style:name="Code" style:family="paragraph" style:parent-style-name="Standard" style:master-page-name="">
      <loext:graphic-properties draw:fill="solid" draw:fill-color="#fff6e5" draw:opacity="100%"/>
      <style:paragraph-properties fo:margin-top="0.0598in" fo:margin-bottom="0in" loext:contextual-spacing="false" fo:line-height="100%" style:page-number="auto" fo:background-color="#fff6e5" fo:padding="0.0402in" fo:border="0.06pt solid #ff7f66" style:shadow="none">
        <style:tab-stops/>
      </style:paragraph-properties>
      <style:text-properties fo:color="#3e454c" style:font-name="Courier 10 Pitch" fo:font-family="'Courier 10 Pitch'" style:font-style-name="Regular" style:font-pitch="fixed" fo:font-size="10pt" officeooo:rsid="001d0e2c" style:font-size-asian="10.5pt"/>
    </style:style>
    <style:style style:name="Alert" style:family="paragraph" style:parent-style-name="Standard" style:master-page-name="">
      <loext:graphic-properties draw:fill="none" draw:fill-color="#729fcf"/>
      <style:paragraph-properties style:page-number="auto" fo:background-color="transparent" fo:padding="0.0402in" fo:border-left="2.01pt solid #ff7f66" fo:border-right="none" fo:border-top="none" fo:border-bottom="none" style:shadow="none">
        <style:tab-stops/>
      </style:paragraph-properties>
      <style:text-properties fo:color="#ff3f1a" officeooo:rsid="0025273e" style:font-size-asian="10.5pt"/>
    </style:style>
    <style:style style:name="Information" style:family="paragraph" style:parent-style-name="Standard">
      <style:paragraph-properties fo:padding="0.0201in" fo:border-left="2.01pt solid #7ecefd" fo:border-right="none" fo:border-top="none" fo:border-bottom="none" style:shadow="none"/>
      <style:text-properties fo:color="#2185c5" officeooo:rsid="002586ab" style:font-size-asian="10.5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Image" style:family="paragraph" style:parent-style-name="Caption" style:next-style-name="Standard" style:master-page-name="">
      <style:paragraph-properties fo:margin-top="0.0799in" fo:margin-bottom="0.1in" loext:contextual-spacing="false" fo:text-align="center" style:justify-single-word="false" style:page-number="auto"/>
      <style:text-properties fo:color="#3e454c" fo:font-size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666666" fo:font-size="9pt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fo:color="#3e454c" fo:font-size="10pt"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start" style:justify-single-word="false" style:page-number="auto" text:number-lines="false" text:line-number="0">
        <style:tab-stops>
          <style:tab-stop style:position="3.4626in"/>
          <style:tab-stop style:position="6.9252in" style:type="right"/>
        </style:tab-stops>
      </style:paragraph-properties>
      <style:text-properties fo:color="#dd4814" fo:font-size="9pt" style:font-size-asian="10.5pt"/>
    </style:style>
    <style:style style:name="Footer_20_left" style:display-name="Foot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4626in"/>
          <style:tab-stop style:position="6.9252in" style:type="right"/>
        </style:tab-stops>
      </style:paragraph-properties>
      <style:text-properties fo:color="#666666" fo:font-size="9pt" style:font-size-asian="10.5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font-size="10pt" fo:font-weight="bold" style:font-size-asian="10.5pt" style:font-weight-asian="bold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Heading_20_Right" style:display-name="Table Heading Right" style:family="paragraph" style:parent-style-name="Table_20_Heading" style:next-style-name="Table_20_Heading">
      <style:paragraph-properties fo:text-align="end" style:justify-single-word="false"/>
      <style:text-properties style:use-window-font-color="true"/>
    </style:style>
    <style:style style:name="Table_20_Heading_20_Left" style:display-name="Table Heading Left" style:family="paragraph" style:parent-style-name="Table_20_Heading" style:next-style-name="Table_20_Heading" style:master-page-name="">
      <style:paragraph-properties fo:text-align="start" style:justify-single-word="false" style:page-number="auto"/>
      <style:text-properties style:use-window-font-color="tru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ssandra_20_Cell_20_Elements" style:display-name="Cassandra Cell Elements" style:family="paragraph" style:parent-style-name="Table_20_Contents" style:master-page-name="">
      <style:paragraph-properties fo:text-align="end" style:justify-single-word="false" style:page-number="auto"/>
      <style:text-properties fo:color="#cccccc" fo:font-size="8pt" style:font-size-asian="10.5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int" style:family="paragraph" style:parent-style-name="Information" style:master-page-name="">
      <loext:graphic-properties draw:fill-image-width="0in" draw:fill-image-height="0in"/>
      <style:paragraph-properties style:page-number="auto" fo:padding="0.2in" fo:border-left="2.01pt solid #51e289" fo:border-right="none" fo:border-top="none" fo:border-bottom="none">
        <style:tab-stops/>
      </style:paragraph-properties>
      <style:text-properties fo:color="#000000" fo:background-color="transparent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Obrázek" style:family="paragraph" style:parent-style-name="Caption"/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line_20_Code" style:display-name="Inline Code" style:family="text">
      <style:text-properties fo:color="#2185c5" style:font-name="Courier 10 Pitch" fo:font-family="'Courier 10 Pitch'" style:font-style-name="Regular" style:font-pitch="fixed" fo:font-size="10pt" fo:background-color="#fff6e5" style:font-size-asian="10.5pt" loext:padding="0.0299in" loext:border="0.06pt solid #c0c0c0" loext:shadow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DF" style:family="text">
      <style:text-properties fo:font-variant="normal" fo:text-transform="none" fo:color="#000066" style:font-name="Consolas" fo:font-family="Consolas, 'Bitstream Vera Sans Mono', 'Courier New', Courier, monospace" fo:font-size="10.5pt" fo:letter-spacing="normal" fo:font-style="normal" fo:font-weight="normal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Image" style:family="graphic" style:parent-style-name="Graphics">
      <style:graphic-properties text:anchor-type="paragraph" fo:margin-top="0.2in" fo:margin-bottom="0.05in" style:wrap="none" fo:background-color="transparent" draw:fill="none" draw:fill-color="#729fcf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6.25in" style:type="center"/>
          <style:tab-stop style:position="6.9252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.0236in" fo:margin-right="0.0016in" fo:margin-top="0.2in" fo:border-top="0.06pt solid #fff6e5" fo:border-bottom="none" fo:border-left="none" fo:border-right="none" fo:padding="0.0201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itle>OA Repo - stav uloženého objektu a práva na objekt</text:title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6:47:39.924456783</meta:creation-date>
    <meta:editing-duration>P1DT17M53S</meta:editing-duration>
    <meta:editing-cycles>31</meta:editing-cycles>
    <meta:generator>LibreOffice/5.0.2.2$Linux_X86_64 LibreOffice_project/00m0$Build-2</meta:generator>
    <dc:title>OA Repo - stav uloženého objektu a práva na objekt</dc:title>
    <meta:initial-creator>Mirek Simek</meta:initial-creator>
    <dc:date>2016-02-21T10:30:05.802686403</dc:date>
    <dc:creator>Mirek Simek</dc:creator>
    <meta:document-statistic meta:table-count="0" meta:image-count="2" meta:object-count="0" meta:page-count="4" meta:paragraph-count="43" meta:word-count="691" meta:character-count="4930" meta:non-whitespace-character-count="4268"/>
    <meta:template xlink:type="simple" xlink:actuate="onRequest" xlink:title="Tech Docs Template" xlink:href="../../Downloads/Tech%20Docs%20Template.ott" meta:date="2016-02-20T06:47:39.728853900"/>
  </office:meta>
</office:document-meta>
</file>